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8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1.1008in"/>
    </style:style>
    <style:style style:name="co15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run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6 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float" office:value="0" calcext:value-type="float">
            <text:p>0</text:p>
          </table:table-cell>
          <table:table-cell table:style-name="ce1" table:formula="of:=COUNTIF([.E2:.E97]; &quot;=1&quot;)"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table:formula="of:=AVERAGE([.B2:.B97])" office:value-type="float" office:value="4847.06875" calcext:value-type="float">
            <text:p>4847.06875</text:p>
          </table:table-cell>
        </table:table-row>
      </table:table>
      <table:table table:name="run7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7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661" calcext:value-type="float">
            <text:p>1271.661</text:p>
          </table:table-cell>
          <table:table-cell office:value-type="float" office:value="1262.809" calcext:value-type="float">
            <text:p>1262.8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634" calcext:value-type="float">
            <text:p>1271.634</text:p>
          </table:table-cell>
          <table:table-cell office:value-type="float" office:value="1273.105" calcext:value-type="float">
            <text:p>1273.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1267.971" calcext:value-type="float">
            <text:p>1267.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947" calcext:value-type="float">
            <text:p>1271.947</text:p>
          </table:table-cell>
          <table:table-cell office:value-type="float" office:value="1270.609" calcext:value-type="float">
            <text:p>1270.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0.665" calcext:value-type="float">
            <text:p>1270.665</text:p>
          </table:table-cell>
          <table:table-cell office:value-type="float" office:value="1273.621" calcext:value-type="float">
            <text:p>1273.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2.724" calcext:value-type="float">
            <text:p>1272.724</text:p>
          </table:table-cell>
          <table:table-cell office:value-type="float" office:value="1266.904" calcext:value-type="float">
            <text:p>1266.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046" calcext:value-type="float">
            <text:p>1269.046</text:p>
          </table:table-cell>
          <table:table-cell office:value-type="float" office:value="1269.462" calcext:value-type="float">
            <text:p>1269.4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1.309" calcext:value-type="float">
            <text:p>1271.309</text:p>
          </table:table-cell>
          <table:table-cell office:value-type="float" office:value="1266.392" calcext:value-type="float">
            <text:p>1266.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119" calcext:value-type="float">
            <text:p>1269.119</text:p>
          </table:table-cell>
          <table:table-cell office:value-type="float" office:value="1271.218" calcext:value-type="float">
            <text:p>1271.2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742" calcext:value-type="float">
            <text:p>1270.742</text:p>
          </table:table-cell>
          <table:table-cell office:value-type="float" office:value="1269.725" calcext:value-type="float">
            <text:p>1269.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902" calcext:value-type="float">
            <text:p>1268.902</text:p>
          </table:table-cell>
          <table:table-cell office:value-type="float" office:value="1268.562" calcext:value-type="float">
            <text:p>1268.5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346" calcext:value-type="float">
            <text:p>1270.346</text:p>
          </table:table-cell>
          <table:table-cell office:value-type="float" office:value="1270.769" calcext:value-type="float">
            <text:p>1270.7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8.343" calcext:value-type="float">
            <text:p>1268.343</text:p>
          </table:table-cell>
          <table:table-cell office:value-type="float" office:value="1271.685" calcext:value-type="float">
            <text:p>1271.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7.749" calcext:value-type="float">
            <text:p>1267.749</text:p>
          </table:table-cell>
          <table:table-cell office:value-type="float" office:value="1272.695" calcext:value-type="float">
            <text:p>1272.6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657" calcext:value-type="float">
            <text:p>1268.657</text:p>
          </table:table-cell>
          <table:table-cell office:value-type="float" office:value="1272.842" calcext:value-type="float">
            <text:p>1272.8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7.345" calcext:value-type="float">
            <text:p>1267.345</text:p>
          </table:table-cell>
          <table:table-cell office:value-type="float" office:value="1271.195" calcext:value-type="float">
            <text:p>1271.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778" calcext:value-type="float">
            <text:p>1266.778</text:p>
          </table:table-cell>
          <table:table-cell office:value-type="float" office:value="1273.928" calcext:value-type="float">
            <text:p>1273.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7.229" calcext:value-type="float">
            <text:p>1267.229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48" calcext:value-type="float">
            <text:p>4848</text:p>
          </table:table-cell>
          <table:table-cell office:value-type="float" office:value="1267.997" calcext:value-type="float">
            <text:p>1267.997</text:p>
          </table:table-cell>
          <table:table-cell office:value-type="float" office:value="1270.139" calcext:value-type="float">
            <text:p>1270.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5.062" calcext:value-type="float">
            <text:p>1265.062</text:p>
          </table:table-cell>
          <table:table-cell office:value-type="float" office:value="1269.266" calcext:value-type="float">
            <text:p>1269.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368" calcext:value-type="float">
            <text:p>1266.368</text:p>
          </table:table-cell>
          <table:table-cell office:value-type="float" office:value="1271.777" calcext:value-type="float">
            <text:p>1271.7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4.865" calcext:value-type="float">
            <text:p>1264.865</text:p>
          </table:table-cell>
          <table:table-cell office:value-type="float" office:value="1269.758" calcext:value-type="float">
            <text:p>1269.7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2.662" calcext:value-type="float">
            <text:p>1262.662</text:p>
          </table:table-cell>
          <table:table-cell office:value-type="float" office:value="1268.259" calcext:value-type="float">
            <text:p>1268.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65.579" calcext:value-type="float">
            <text:p>1265.579</text:p>
          </table:table-cell>
          <table:table-cell office:value-type="float" office:value="1266.64" calcext:value-type="float">
            <text:p>1266.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3.303" calcext:value-type="float">
            <text:p>1263.303</text:p>
          </table:table-cell>
          <table:table-cell office:value-type="float" office:value="1269.77" calcext:value-type="float">
            <text:p>1269.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3.395" calcext:value-type="float">
            <text:p>1263.395</text:p>
          </table:table-cell>
          <table:table-cell office:value-type="float" office:value="1271.904" calcext:value-type="float">
            <text:p>1271.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966" calcext:value-type="float">
            <text:p>1261.966</text:p>
          </table:table-cell>
          <table:table-cell office:value-type="float" office:value="1268.041" calcext:value-type="float">
            <text:p>1268.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2.173" calcext:value-type="float">
            <text:p>1262.173</text:p>
          </table:table-cell>
          <table:table-cell office:value-type="float" office:value="1266.828" calcext:value-type="float">
            <text:p>1266.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2.188" calcext:value-type="float">
            <text:p>1262.188</text:p>
          </table:table-cell>
          <table:table-cell office:value-type="float" office:value="1278.991" calcext:value-type="float">
            <text:p>1278.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109" calcext:value-type="float">
            <text:p>1261.109</text:p>
          </table:table-cell>
          <table:table-cell office:value-type="float" office:value="1267.108" calcext:value-type="float">
            <text:p>1267.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1.091" calcext:value-type="float">
            <text:p>1261.091</text:p>
          </table:table-cell>
          <table:table-cell office:value-type="float" office:value="1271.774" calcext:value-type="float">
            <text:p>1271.774</text:p>
          </table:table-cell>
          <table:table-cell office:value-type="float" office:value="0" calcext:value-type="float">
            <text:p>0</text:p>
          </table:table-cell>
          <table:table-cell table:formula="of:=COUNTIF([.E2:.E116]; &quot;= 1&quot;)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formula="of:=AVERAGE([.B2:.B116])" office:value-type="float" office:value="4845.11913043478" calcext:value-type="float">
            <text:p>4845.1191304348</text:p>
          </table:table-cell>
        </table:table-row>
      </table:table>
      <table:table table:name="run8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8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47.578" calcext:value-type="float">
            <text:p>1247.57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38" calcext:value-type="float">
            <text:p>4838</text:p>
          </table:table-cell>
          <table:table-cell office:value-type="float" office:value="1234.652" calcext:value-type="float">
            <text:p>1234.652</text:p>
          </table:table-cell>
          <table:table-cell office:value-type="float" office:value="1258.275" calcext:value-type="float">
            <text:p>1258.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3.029" calcext:value-type="float">
            <text:p>1233.029</text:p>
          </table:table-cell>
          <table:table-cell office:value-type="float" office:value="1257.414" calcext:value-type="float">
            <text:p>1257.4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807" calcext:value-type="float">
            <text:p>1231.807</text:p>
          </table:table-cell>
          <table:table-cell office:value-type="float" office:value="1259.166" calcext:value-type="float">
            <text:p>1259.1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375" calcext:value-type="float">
            <text:p>1231.375</text:p>
          </table:table-cell>
          <table:table-cell office:value-type="float" office:value="1257.627" calcext:value-type="float">
            <text:p>1257.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1.186" calcext:value-type="float">
            <text:p>1231.186</text:p>
          </table:table-cell>
          <table:table-cell office:value-type="float" office:value="1260.146" calcext:value-type="float">
            <text:p>1260.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03" calcext:value-type="float">
            <text:p>1230.803</text:p>
          </table:table-cell>
          <table:table-cell office:value-type="float" office:value="1259.058" calcext:value-type="float">
            <text:p>1259.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595" calcext:value-type="float">
            <text:p>1230.595</text:p>
          </table:table-cell>
          <table:table-cell office:value-type="float" office:value="1259.41" calcext:value-type="float">
            <text:p>1259.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959" calcext:value-type="float">
            <text:p>1229.959</text:p>
          </table:table-cell>
          <table:table-cell office:value-type="float" office:value="1259.156" calcext:value-type="float">
            <text:p>1259.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204" calcext:value-type="float">
            <text:p>1230.204</text:p>
          </table:table-cell>
          <table:table-cell office:value-type="float" office:value="1261.344" calcext:value-type="float">
            <text:p>1261.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144" calcext:value-type="float">
            <text:p>1230.144</text:p>
          </table:table-cell>
          <table:table-cell office:value-type="float" office:value="1261.272" calcext:value-type="float">
            <text:p>1261.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542" calcext:value-type="float">
            <text:p>1229.542</text:p>
          </table:table-cell>
          <table:table-cell office:value-type="float" office:value="1260.845" calcext:value-type="float">
            <text:p>1260.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444" calcext:value-type="float">
            <text:p>1229.444</text:p>
          </table:table-cell>
          <table:table-cell office:value-type="float" office:value="1260.589" calcext:value-type="float">
            <text:p>1260.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639" calcext:value-type="float">
            <text:p>1229.639</text:p>
          </table:table-cell>
          <table:table-cell office:value-type="float" office:value="1261.786" calcext:value-type="float">
            <text:p>1261.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9.064" calcext:value-type="float">
            <text:p>1229.064</text:p>
          </table:table-cell>
          <table:table-cell office:value-type="float" office:value="1259.902" calcext:value-type="float">
            <text:p>1259.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372" calcext:value-type="float">
            <text:p>1229.372</text:p>
          </table:table-cell>
          <table:table-cell office:value-type="float" office:value="1260.195" calcext:value-type="float">
            <text:p>1260.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67" calcext:value-type="float">
            <text:p>1228.967</text:p>
          </table:table-cell>
          <table:table-cell office:value-type="float" office:value="1261.472" calcext:value-type="float">
            <text:p>1261.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902" calcext:value-type="float">
            <text:p>1228.902</text:p>
          </table:table-cell>
          <table:table-cell office:value-type="float" office:value="1261.322" calcext:value-type="float">
            <text:p>1261.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59.991" calcext:value-type="float">
            <text:p>1259.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261.771" calcext:value-type="float">
            <text:p>1261.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261.779" calcext:value-type="float">
            <text:p>1261.7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529" calcext:value-type="float">
            <text:p>1228.529</text:p>
          </table:table-cell>
          <table:table-cell office:value-type="float" office:value="1260.768" calcext:value-type="float">
            <text:p>1260.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1.284" calcext:value-type="float">
            <text:p>1261.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2.655" calcext:value-type="float">
            <text:p>1262.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142" calcext:value-type="float">
            <text:p>1228.142</text:p>
          </table:table-cell>
          <table:table-cell office:value-type="float" office:value="1264.373" calcext:value-type="float">
            <text:p>1264.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018" calcext:value-type="float">
            <text:p>1228.018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953" calcext:value-type="float">
            <text:p>1227.953</text:p>
          </table:table-cell>
          <table:table-cell office:value-type="float" office:value="1262.492" calcext:value-type="float">
            <text:p>1262.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48" calcext:value-type="float">
            <text:p>1227.948</text:p>
          </table:table-cell>
          <table:table-cell office:value-type="float" office:value="1262.126" calcext:value-type="float">
            <text:p>1262.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971" calcext:value-type="float">
            <text:p>1227.971</text:p>
          </table:table-cell>
          <table:table-cell office:value-type="float" office:value="1261.199" calcext:value-type="float">
            <text:p>1261.1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583" calcext:value-type="float">
            <text:p>1227.583</text:p>
          </table:table-cell>
          <table:table-cell office:value-type="float" office:value="1261.354" calcext:value-type="float">
            <text:p>1261.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467" calcext:value-type="float">
            <text:p>1227.467</text:p>
          </table:table-cell>
          <table:table-cell office:value-type="float" office:value="1260.257" calcext:value-type="float">
            <text:p>1260.257</text:p>
          </table:table-cell>
          <table:table-cell office:value-type="float" office:value="0" calcext:value-type="float">
            <text:p>0</text:p>
          </table:table-cell>
          <table:table-cell table:formula="of:=COUNTIF([.E2:.E31];&quot;=1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4"/>
          <table:table-cell table:formula="of:=AVERAGE([.B2:.B32])" office:value-type="float" office:value="4838.33870967742" calcext:value-type="float">
            <text:p>4838.3387096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6:47:51.229978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0:51:30.067050830</meta:creation-date>
    <meta:generator>LibreOffice/4.2.7.2$Linux_X86_64 LibreOffice_project/420m0$Build-2</meta:generator>
    <dc:date>2015-06-17T17:05:10.423307654</dc:date>
    <meta:editing-duration>PT11M20S</meta:editing-duration>
    <meta:editing-cycles>3</meta:editing-cycles>
    <meta:document-statistic meta:table-count="3" meta:cell-count="1232" meta:object-count="0"/>
  </office:meta>
</office:document-meta>
</file>